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b2b2b2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1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POPRAWA</text:p>
          </table:table-cell>
          <table:table-cell table:style-name="ce1" office:value-type="string" calcext:value-type="string">
            <text:p>CZAS</text:p>
          </table:table-cell>
          <table:table-cell/>
          <table:table-cell office:value-type="string" calcext:value-type="string">
            <text:p>Marcin Leśnierowski (poniedziałek 11.45)</text:p>
          </table:table-cell>
        </table:table-row>
        <table:table-row table:style-name="ro1">
          <table:table-cell table:style-name="ce2"/>
          <table:table-cell table:style-name="ce5" table:number-columns-repeated="2"/>
          <table:table-cell table:style-name="ce10"/>
          <table:table-cell table:style-name="ce2"/>
          <table:table-cell/>
          <table:table-cell office:value-type="string" calcext:value-type="string">
            <text:p>Szeregowanie zadań</text:p>
          </table:table-cell>
        </table:table-row>
        <table:table-row table:style-name="ro1">
          <table:table-cell table:style-name="ce3" office:value-type="string" calcext:value-type="string">
            <text:p>Sch10.Txt</text:p>
          </table:table-cell>
          <table:table-cell table:style-name="ce6" office:value-type="string" calcext:value-type="string">
            <text:p>h=0.2</text:p>
          </table:table-cell>
          <table:table-cell table:style-name="ce5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1942" calcext:value-type="float">
            <text:p>1942</text:p>
          </table:table-cell>
          <table:table-cell table:style-name="ce5" office:value-type="float" office:value="1936" calcext:value-type="float">
            <text:p>1936</text:p>
          </table:table-cell>
          <table:table-cell table:style-name="ce10" table:formula="of:=[.C4]/[.B4]" office:value-type="percentage" office:value="0.996910401647786" calcext:value-type="percentage">
            <text:p>99,69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1218" calcext:value-type="float">
            <text:p>1218</text:p>
          </table:table-cell>
          <table:table-cell table:style-name="ce5" office:value-type="float" office:value="1042" calcext:value-type="float">
            <text:p>1042</text:p>
          </table:table-cell>
          <table:table-cell table:style-name="ce10" table:formula="of:=[.C5]/[.B5]" office:value-type="percentage" office:value="0.855500821018062" calcext:value-type="percentage">
            <text:p>85,55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1748" calcext:value-type="float">
            <text:p>1748</text:p>
          </table:table-cell>
          <table:table-cell table:style-name="ce5" office:value-type="float" office:value="1586" calcext:value-type="float">
            <text:p>1586</text:p>
          </table:table-cell>
          <table:table-cell table:style-name="ce10" table:formula="of:=[.C6]/[.B6]" office:value-type="percentage" office:value="0.907322654462243" calcext:value-type="percentage">
            <text:p>90,73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2238" calcext:value-type="float">
            <text:p>2238</text:p>
          </table:table-cell>
          <table:table-cell table:style-name="ce5" office:value-type="float" office:value="2139" calcext:value-type="float">
            <text:p>2139</text:p>
          </table:table-cell>
          <table:table-cell table:style-name="ce10" table:formula="of:=[.C7]/[.B7]" office:value-type="percentage" office:value="0.955764075067024" calcext:value-type="percentage">
            <text:p>95,58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1786" calcext:value-type="float">
            <text:p>1786</text:p>
          </table:table-cell>
          <table:table-cell table:style-name="ce5" office:value-type="float" office:value="1187" calcext:value-type="float">
            <text:p>1187</text:p>
          </table:table-cell>
          <table:table-cell table:style-name="ce10" table:formula="of:=[.C8]/[.B8]" office:value-type="percentage" office:value="0.66461366181411" calcext:value-type="percentage">
            <text:p>66,46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1652" calcext:value-type="float">
            <text:p>1652</text:p>
          </table:table-cell>
          <table:table-cell table:style-name="ce5" office:value-type="float" office:value="1521" calcext:value-type="float">
            <text:p>1521</text:p>
          </table:table-cell>
          <table:table-cell table:style-name="ce10" table:formula="of:=[.C9]/[.B9]" office:value-type="percentage" office:value="0.920702179176755" calcext:value-type="percentage">
            <text:p>92,07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3481" calcext:value-type="float">
            <text:p>3481</text:p>
          </table:table-cell>
          <table:table-cell table:style-name="ce5" office:value-type="float" office:value="2170" calcext:value-type="float">
            <text:p>2170</text:p>
          </table:table-cell>
          <table:table-cell table:style-name="ce10" table:formula="of:=[.C10]/[.B10]" office:value-type="percentage" office:value="0.623384085033036" calcext:value-type="percentage">
            <text:p>62,34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2197" calcext:value-type="float">
            <text:p>2197</text:p>
          </table:table-cell>
          <table:table-cell table:style-name="ce5" office:value-type="float" office:value="1720" calcext:value-type="float">
            <text:p>1720</text:p>
          </table:table-cell>
          <table:table-cell table:style-name="ce10" table:formula="of:=[.C11]/[.B11]" office:value-type="percentage" office:value="0.782885753299954" calcext:value-type="percentage">
            <text:p>78,29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2565" calcext:value-type="float">
            <text:p>2565</text:p>
          </table:table-cell>
          <table:table-cell table:style-name="ce5" office:value-type="float" office:value="1574" calcext:value-type="float">
            <text:p>1574</text:p>
          </table:table-cell>
          <table:table-cell table:style-name="ce10" table:formula="of:=[.C12]/[.B12]" office:value-type="percentage" office:value="0.61364522417154" calcext:value-type="percentage">
            <text:p>61,36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2149" calcext:value-type="float">
            <text:p>2149</text:p>
          </table:table-cell>
          <table:table-cell table:style-name="ce5" office:value-type="float" office:value="1869" calcext:value-type="float">
            <text:p>1869</text:p>
          </table:table-cell>
          <table:table-cell table:style-name="ce10" table:formula="of:=[.C13]/[.B13]" office:value-type="percentage" office:value="0.869706840390879" calcext:value-type="percentage">
            <text:p>86,97%</text:p>
          </table:table-cell>
          <table:table-cell table:style-name="ce2" office:value-type="string" calcext:value-type="string">
            <text:p>0.0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" table:number-columns-repeated="2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Sch50.Txt</text:p>
          </table:table-cell>
          <table:table-cell table:style-name="ce6" office:value-type="string" calcext:value-type="string">
            <text:p>h=0.4</text:p>
          </table:table-cell>
          <table:table-cell table:style-name="ce5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36154" calcext:value-type="float">
            <text:p>36154</text:p>
          </table:table-cell>
          <table:table-cell table:style-name="ce8" office:value-type="float" office:value="24868" calcext:value-type="float">
            <text:p>24868</text:p>
          </table:table-cell>
          <table:table-cell table:style-name="ce10" table:formula="of:=[.C16]/[.B16]" office:value-type="percentage" office:value="0.687835370913315" calcext:value-type="percentage">
            <text:p>68,78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26088" calcext:value-type="float">
            <text:p>26088</text:p>
          </table:table-cell>
          <table:table-cell table:style-name="ce8" office:value-type="float" office:value="19279" calcext:value-type="float">
            <text:p>19279</text:p>
          </table:table-cell>
          <table:table-cell table:style-name="ce10" table:formula="of:=[.C17]/[.B17]" office:value-type="percentage" office:value="0.738998773382398" calcext:value-type="percentage">
            <text:p>73,90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29399" calcext:value-type="float">
            <text:p>29399</text:p>
          </table:table-cell>
          <table:table-cell table:style-name="ce8" office:value-type="float" office:value="21353" calcext:value-type="float">
            <text:p>21353</text:p>
          </table:table-cell>
          <table:table-cell table:style-name="ce10" table:formula="of:=[.C18]/[.B18]" office:value-type="percentage" office:value="0.726317221674207" calcext:value-type="percentage">
            <text:p>72,63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25556" calcext:value-type="float">
            <text:p>25556</text:p>
          </table:table-cell>
          <table:table-cell table:style-name="ce8" office:value-type="float" office:value="17495" calcext:value-type="float">
            <text:p>17495</text:p>
          </table:table-cell>
          <table:table-cell table:style-name="ce10" table:formula="of:=[.C19]/[.B19]" office:value-type="percentage" office:value="0.684575050868681" calcext:value-type="percentage">
            <text:p>68,46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23695" calcext:value-type="float">
            <text:p>23695</text:p>
          </table:table-cell>
          <table:table-cell table:style-name="ce8" office:value-type="float" office:value="18441" calcext:value-type="float">
            <text:p>18441</text:p>
          </table:table-cell>
          <table:table-cell table:style-name="ce10" table:formula="of:=[.C20]/[.B20]" office:value-type="percentage" office:value="0.778265456847436" calcext:value-type="percentage">
            <text:p>77,83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34909" calcext:value-type="float">
            <text:p>34909</text:p>
          </table:table-cell>
          <table:table-cell table:style-name="ce8" office:value-type="float" office:value="21497" calcext:value-type="float">
            <text:p>21497</text:p>
          </table:table-cell>
          <table:table-cell table:style-name="ce10" table:formula="of:=[.C21]/[.B21]" office:value-type="percentage" office:value="0.61580108281532" calcext:value-type="percentage">
            <text:p>61,58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30653" calcext:value-type="float">
            <text:p>30653</text:p>
          </table:table-cell>
          <table:table-cell table:style-name="ce8" office:value-type="float" office:value="23883" calcext:value-type="float">
            <text:p>23883</text:p>
          </table:table-cell>
          <table:table-cell table:style-name="ce10" table:formula="of:=[.C22]/[.B22]" office:value-type="percentage" office:value="0.779140704009395" calcext:value-type="percentage">
            <text:p>77,91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41547" calcext:value-type="float">
            <text:p>41547</text:p>
          </table:table-cell>
          <table:table-cell table:style-name="ce8" office:value-type="float" office:value="25402" calcext:value-type="float">
            <text:p>25402</text:p>
          </table:table-cell>
          <table:table-cell table:style-name="ce10" table:formula="of:=[.C23]/[.B23]" office:value-type="percentage" office:value="0.611403952150576" calcext:value-type="percentage">
            <text:p>61,14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32072" calcext:value-type="float">
            <text:p>32072</text:p>
          </table:table-cell>
          <table:table-cell table:style-name="ce8" office:value-type="float" office:value="21929" calcext:value-type="float">
            <text:p>21929</text:p>
          </table:table-cell>
          <table:table-cell table:style-name="ce10" table:formula="of:=[.C24]/[.B24]" office:value-type="percentage" office:value="0.68374282863557" calcext:value-type="percentage">
            <text:p>68,37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29028" calcext:value-type="float">
            <text:p>29028</text:p>
          </table:table-cell>
          <table:table-cell table:style-name="ce8" office:value-type="float" office:value="20048" calcext:value-type="float">
            <text:p>20048</text:p>
          </table:table-cell>
          <table:table-cell table:style-name="ce10" table:formula="of:=[.C25]/[.B25]" office:value-type="percentage" office:value="0.690643516604658" calcext:value-type="percentage">
            <text:p>69,06%</text:p>
          </table:table-cell>
          <table:table-cell table:style-name="ce2" office:value-type="string" calcext:value-type="string">
            <text:p>0.001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" table:number-columns-repeated="2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Sch100.Txt</text:p>
          </table:table-cell>
          <table:table-cell table:style-name="ce6" office:value-type="string" calcext:value-type="string">
            <text:p>h=0.6</text:p>
          </table:table-cell>
          <table:table-cell table:style-name="ce5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99688" calcext:value-type="float">
            <text:p>99688</text:p>
          </table:table-cell>
          <table:table-cell table:style-name="ce8" office:value-type="float" office:value="72019" calcext:value-type="float">
            <text:p>72019</text:p>
          </table:table-cell>
          <table:table-cell table:style-name="ce10" table:formula="of:=[.C28]/[.B28]" office:value-type="percentage" office:value="0.72244402535912" calcext:value-type="percentage">
            <text:p>72,24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88060" calcext:value-type="float">
            <text:p>88060</text:p>
          </table:table-cell>
          <table:table-cell table:style-name="ce8" office:value-type="float" office:value="59351" calcext:value-type="float">
            <text:p>59351</text:p>
          </table:table-cell>
          <table:table-cell table:style-name="ce10" table:formula="of:=[.C29]/[.B29]" office:value-type="percentage" office:value="0.673983647513059" calcext:value-type="percentage">
            <text:p>67,40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101238" calcext:value-type="float">
            <text:p>101238</text:p>
          </table:table-cell>
          <table:table-cell table:style-name="ce8" office:value-type="float" office:value="68537" calcext:value-type="float">
            <text:p>68537</text:p>
          </table:table-cell>
          <table:table-cell table:style-name="ce10" table:formula="of:=[.C30]/[.B30]" office:value-type="percentage" office:value="0.676988877694147" calcext:value-type="percentage">
            <text:p>67,70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98221" calcext:value-type="float">
            <text:p>98221</text:p>
          </table:table-cell>
          <table:table-cell table:style-name="ce8" office:value-type="float" office:value="69231" calcext:value-type="float">
            <text:p>69231</text:p>
          </table:table-cell>
          <table:table-cell table:style-name="ce10" table:formula="of:=[.C31]/[.B31]" office:value-type="percentage" office:value="0.704849268486373" calcext:value-type="percentage">
            <text:p>70,48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80050" calcext:value-type="float">
            <text:p>80050</text:p>
          </table:table-cell>
          <table:table-cell table:style-name="ce8" office:value-type="float" office:value="55291" calcext:value-type="float">
            <text:p>55291</text:p>
          </table:table-cell>
          <table:table-cell table:style-name="ce10" table:formula="of:=[.C32]/[.B32]" office:value-type="percentage" office:value="0.690705808869457" calcext:value-type="percentage">
            <text:p>69,07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90517" calcext:value-type="float">
            <text:p>90517</text:p>
          </table:table-cell>
          <table:table-cell table:style-name="ce8" office:value-type="float" office:value="62519" calcext:value-type="float">
            <text:p>62519</text:p>
          </table:table-cell>
          <table:table-cell table:style-name="ce10" table:formula="of:=[.C33]/[.B33]" office:value-type="percentage" office:value="0.690687937072594" calcext:value-type="percentage">
            <text:p>69,07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86432" calcext:value-type="float">
            <text:p>86432</text:p>
          </table:table-cell>
          <table:table-cell table:style-name="ce8" office:value-type="float" office:value="62213" calcext:value-type="float">
            <text:p>62213</text:p>
          </table:table-cell>
          <table:table-cell table:style-name="ce10" table:formula="of:=[.C34]/[.B34]" office:value-type="percentage" office:value="0.719791281007034" calcext:value-type="percentage">
            <text:p>71,98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117276" calcext:value-type="float">
            <text:p>117276</text:p>
          </table:table-cell>
          <table:table-cell table:style-name="ce8" office:value-type="float" office:value="80844" calcext:value-type="float">
            <text:p>80844</text:p>
          </table:table-cell>
          <table:table-cell table:style-name="ce10" table:formula="of:=[.C35]/[.B35]" office:value-type="percentage" office:value="0.689348204236161" calcext:value-type="percentage">
            <text:p>68,93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84757" calcext:value-type="float">
            <text:p>84757</text:p>
          </table:table-cell>
          <table:table-cell table:style-name="ce8" office:value-type="float" office:value="58771" calcext:value-type="float">
            <text:p>58771</text:p>
          </table:table-cell>
          <table:table-cell table:style-name="ce10" table:formula="of:=[.C36]/[.B36]" office:value-type="percentage" office:value="0.693405854383709" calcext:value-type="percentage">
            <text:p>69,34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91504" calcext:value-type="float">
            <text:p>91504</text:p>
          </table:table-cell>
          <table:table-cell table:style-name="ce8" office:value-type="float" office:value="61419" calcext:value-type="float">
            <text:p>61419</text:p>
          </table:table-cell>
          <table:table-cell table:style-name="ce10" table:formula="of:=[.C37]/[.B37]" office:value-type="percentage" office:value="0.671216558838958" calcext:value-type="percentage">
            <text:p>67,12%</text:p>
          </table:table-cell>
          <table:table-cell table:style-name="ce2" office:value-type="string" calcext:value-type="string">
            <text:p>0.002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" table:number-columns-repeated="2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Sch500.Txt</text:p>
          </table:table-cell>
          <table:table-cell table:style-name="ce6" office:value-type="string" calcext:value-type="string">
            <text:p>H=0.6</text:p>
          </table:table-cell>
          <table:table-cell table:style-name="ce5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2314938" calcext:value-type="float">
            <text:p>2314938</text:p>
          </table:table-cell>
          <table:table-cell table:style-name="ce8" office:value-type="float" office:value="1581233" calcext:value-type="float">
            <text:p>1581233</text:p>
          </table:table-cell>
          <table:table-cell table:style-name="ce10" table:formula="of:=[.C40]/[.B40]" office:value-type="percentage" office:value="0.683056306475595" calcext:value-type="percentage">
            <text:p>68,31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2462070" calcext:value-type="float">
            <text:p>2462070</text:p>
          </table:table-cell>
          <table:table-cell table:style-name="ce8" office:value-type="float" office:value="1715322" calcext:value-type="float">
            <text:p>1715322</text:p>
          </table:table-cell>
          <table:table-cell table:style-name="ce10" table:formula="of:=[.C41]/[.B41]" office:value-type="percentage" office:value="0.696699119033984" calcext:value-type="percentage">
            <text:p>69,67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2493658" calcext:value-type="float">
            <text:p>2493658</text:p>
          </table:table-cell>
          <table:table-cell table:style-name="ce8" office:value-type="float" office:value="1644947" calcext:value-type="float">
            <text:p>1644947</text:p>
          </table:table-cell>
          <table:table-cell table:style-name="ce10" table:formula="of:=[.C42]/[.B42]" office:value-type="percentage" office:value="0.659652205715459" calcext:value-type="percentage">
            <text:p>65,97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2468974" calcext:value-type="float">
            <text:p>2468974</text:p>
          </table:table-cell>
          <table:table-cell table:style-name="ce8" office:value-type="float" office:value="1640942" calcext:value-type="float">
            <text:p>1640942</text:p>
          </table:table-cell>
          <table:table-cell table:style-name="ce10" table:formula="of:=[.C43]/[.B43]" office:value-type="percentage" office:value="0.664625062880371" calcext:value-type="percentage">
            <text:p>66,46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2203300" calcext:value-type="float">
            <text:p>2203300</text:p>
          </table:table-cell>
          <table:table-cell table:style-name="ce8" office:value-type="float" office:value="1468325" calcext:value-type="float">
            <text:p>1468325</text:p>
          </table:table-cell>
          <table:table-cell table:style-name="ce10" table:formula="of:=[.C44]/[.B44]" office:value-type="percentage" office:value="0.666420823310489" calcext:value-type="percentage">
            <text:p>66,64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2131597" calcext:value-type="float">
            <text:p>2131597</text:p>
          </table:table-cell>
          <table:table-cell table:style-name="ce8" office:value-type="float" office:value="1413345" calcext:value-type="float">
            <text:p>1413345</text:p>
          </table:table-cell>
          <table:table-cell table:style-name="ce10" table:formula="of:=[.C45]/[.B45]" office:value-type="percentage" office:value="0.663045125321531" calcext:value-type="percentage">
            <text:p>66,30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2453247" calcext:value-type="float">
            <text:p>2453247</text:p>
          </table:table-cell>
          <table:table-cell table:style-name="ce8" office:value-type="float" office:value="1634912" calcext:value-type="float">
            <text:p>1634912</text:p>
          </table:table-cell>
          <table:table-cell table:style-name="ce10" table:formula="of:=[.C46]/[.B46]" office:value-type="percentage" office:value="0.666427799565229" calcext:value-type="percentage">
            <text:p>66,64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2314333" calcext:value-type="float">
            <text:p>2314333</text:p>
          </table:table-cell>
          <table:table-cell table:style-name="ce8" office:value-type="float" office:value="1542090" calcext:value-type="float">
            <text:p>1542090</text:p>
          </table:table-cell>
          <table:table-cell table:style-name="ce10" table:formula="of:=[.C47]/[.B47]" office:value-type="percentage" office:value="0.66632157083704" calcext:value-type="percentage">
            <text:p>66,63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2441472" calcext:value-type="float">
            <text:p>2441472</text:p>
          </table:table-cell>
          <table:table-cell table:style-name="ce8" office:value-type="float" office:value="1684055" calcext:value-type="float">
            <text:p>1684055</text:p>
          </table:table-cell>
          <table:table-cell table:style-name="ce10" table:formula="of:=[.C48]/[.B48]" office:value-type="percentage" office:value="0.689770351656705" calcext:value-type="percentage">
            <text:p>68,98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2274187" calcext:value-type="float">
            <text:p>2274187</text:p>
          </table:table-cell>
          <table:table-cell table:style-name="ce8" office:value-type="float" office:value="1520515" calcext:value-type="float">
            <text:p>1520515</text:p>
          </table:table-cell>
          <table:table-cell table:style-name="ce10" table:formula="of:=[.C49]/[.B49]" office:value-type="percentage" office:value="0.668597173407464" calcext:value-type="percentage">
            <text:p>66,86%</text:p>
          </table:table-cell>
          <table:table-cell table:style-name="ce2" office:value-type="string" calcext:value-type="string">
            <text:p>0.016s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5" table:number-columns-repeated="2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3" office:value-type="string" calcext:value-type="string">
            <text:p>Sch1000.Txt</text:p>
          </table:table-cell>
          <table:table-cell table:style-name="ce6" office:value-type="string" calcext:value-type="string">
            <text:p>H=0.6</text:p>
          </table:table-cell>
          <table:table-cell table:style-name="ce5"/>
          <table:table-cell table:style-name="ce10"/>
          <table:table-cell table:style-name="ce2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Default" office:value-type="float" office:value="9502709" calcext:value-type="float">
            <text:p>9502709</text:p>
          </table:table-cell>
          <table:table-cell table:style-name="ce8" office:value-type="float" office:value="6411581" calcext:value-type="float">
            <text:p>6411581</text:p>
          </table:table-cell>
          <table:table-cell table:style-name="ce10" table:formula="of:=[.C52]/[.B52]" office:value-type="percentage" office:value="0.674710864028352" calcext:value-type="percentage">
            <text:p>67,47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 office:value-type="float" office:value="9347319" calcext:value-type="float">
            <text:p>9347319</text:p>
          </table:table-cell>
          <table:table-cell table:style-name="ce8" office:value-type="float" office:value="6112598" calcext:value-type="float">
            <text:p>6112598</text:p>
          </table:table-cell>
          <table:table-cell table:style-name="ce10" table:formula="of:=[.C53]/[.B53]" office:value-type="percentage" office:value="0.653941306592832" calcext:value-type="percentage">
            <text:p>65,39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Default" office:value-type="float" office:value="9059335" calcext:value-type="float">
            <text:p>9059335</text:p>
          </table:table-cell>
          <table:table-cell table:style-name="ce8" office:value-type="float" office:value="5985538" calcext:value-type="float">
            <text:p>5985538</text:p>
          </table:table-cell>
          <table:table-cell table:style-name="ce10" table:formula="of:=[.C54]/[.B54]" office:value-type="percentage" office:value="0.660703903763356" calcext:value-type="percentage">
            <text:p>66,07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Default" office:value-type="float" office:value="9075829" calcext:value-type="float">
            <text:p>9075829</text:p>
          </table:table-cell>
          <table:table-cell table:style-name="ce8" office:value-type="float" office:value="6096729" calcext:value-type="float">
            <text:p>6096729</text:p>
          </table:table-cell>
          <table:table-cell table:style-name="ce10" table:formula="of:=[.C55]/[.B55]" office:value-type="percentage" office:value="0.671754503087266" calcext:value-type="percentage">
            <text:p>67,18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Default" office:value-type="float" office:value="9652684" calcext:value-type="float">
            <text:p>9652684</text:p>
          </table:table-cell>
          <table:table-cell table:style-name="ce8" office:value-type="float" office:value="6348242" calcext:value-type="float">
            <text:p>6348242</text:p>
          </table:table-cell>
          <table:table-cell table:style-name="ce10" table:formula="of:=[.C56]/[.B56]" office:value-type="percentage" office:value="0.657665992173783" calcext:value-type="percentage">
            <text:p>65,77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 office:value-type="float" office:value="8786864" calcext:value-type="float">
            <text:p>8786864</text:p>
          </table:table-cell>
          <table:table-cell table:style-name="ce8" office:value-type="float" office:value="6082142" calcext:value-type="float">
            <text:p>6082142</text:p>
          </table:table-cell>
          <table:table-cell table:style-name="ce10" table:formula="of:=[.C57]/[.B57]" office:value-type="percentage" office:value="0.692185744538666" calcext:value-type="percentage">
            <text:p>69,22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9770850" calcext:value-type="float">
            <text:p>9770850</text:p>
          </table:table-cell>
          <table:table-cell table:style-name="ce8" office:value-type="float" office:value="6575879" calcext:value-type="float">
            <text:p>6575879</text:p>
          </table:table-cell>
          <table:table-cell table:style-name="ce10" table:formula="of:=[.C58]/[.B58]" office:value-type="percentage" office:value="0.673009922371135" calcext:value-type="percentage">
            <text:p>67,30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Default" office:value-type="float" office:value="9365553" calcext:value-type="float">
            <text:p>9365553</text:p>
          </table:table-cell>
          <table:table-cell table:style-name="ce8" office:value-type="float" office:value="6069658" calcext:value-type="float">
            <text:p>6069658</text:p>
          </table:table-cell>
          <table:table-cell table:style-name="ce10" table:formula="of:=[.C59]/[.B59]" office:value-type="percentage" office:value="0.648083247193198" calcext:value-type="percentage">
            <text:p>64,81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Default" office:value-type="float" office:value="9399077" calcext:value-type="float">
            <text:p>9399077</text:p>
          </table:table-cell>
          <table:table-cell table:style-name="ce8" office:value-type="float" office:value="6188416" calcext:value-type="float">
            <text:p>6188416</text:p>
          </table:table-cell>
          <table:table-cell table:style-name="ce10" table:formula="of:=[.C60]/[.B60]" office:value-type="percentage" office:value="0.658406777601673" calcext:value-type="percentage">
            <text:p>65,84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Default" office:value-type="float" office:value="9362988" calcext:value-type="float">
            <text:p>9362988</text:p>
          </table:table-cell>
          <table:table-cell table:style-name="ce8" office:value-type="float" office:value="6147295" calcext:value-type="float">
            <text:p>6147295</text:p>
          </table:table-cell>
          <table:table-cell table:style-name="ce10" table:formula="of:=[.C61]/[.B61]" office:value-type="percentage" office:value="0.65655269450308" calcext:value-type="percentage">
            <text:p>65,66%</text:p>
          </table:table-cell>
          <table:table-cell table:style-name="ce2" office:value-type="string" calcext:value-type="string">
            <text:p>0.047s</text:p>
          </table:table-cell>
          <table:table-cell table:number-columns-repeated="2"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.00.0000</text:date>, <text:time style:data-style-name="N2" text:time-value="16:53:53.3103680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03:41.284224394</meta:creation-date>
    <dc:date>2018-11-05T16:57:48.597964226</dc:date>
    <meta:editing-duration>PT8M25S</meta:editing-duration>
    <meta:editing-cycles>5</meta:editing-cycles>
    <meta:generator>LibreOffice/6.0.3.2$Linux_X86_64 LibreOffice_project/00m0$Build-2</meta:generator>
    <meta:document-statistic meta:table-count="1" meta:cell-count="267" meta:object-count="0"/>
  </office:meta>
</office:document-meta>
</file>